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华文仿宋" svg:font-family="华文仿宋"/>
    <style:font-face style:name="华文新魏" svg:font-family="华文新魏"/>
    <style:font-face style:name="宋体" svg:font-family="宋体"/>
    <style:font-face style:name="Arial1" svg:font-family="Arial" style:font-family-generic="swiss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31mm"/>
    </style:style>
    <style:style style:name="co2" style:family="table-column">
      <style:table-column-properties fo:break-before="auto" style:column-width="57.04mm"/>
    </style:style>
    <style:style style:name="co3" style:family="table-column">
      <style:table-column-properties fo:break-before="auto" style:column-width="36.9mm"/>
    </style:style>
    <style:style style:name="co4" style:family="table-column">
      <style:table-column-properties fo:break-before="auto" style:column-width="37.47mm"/>
    </style:style>
    <style:style style:name="co5" style:family="table-column">
      <style:table-column-properties fo:break-before="auto" style:column-width="55.09mm"/>
    </style:style>
    <style:style style:name="co6" style:family="table-column">
      <style:table-column-properties fo:break-before="auto" style:column-width="20.13mm"/>
    </style:style>
    <style:style style:name="ro1" style:family="table-row">
      <style:table-row-properties style:row-height="11.64mm" fo:break-before="auto" style:use-optimal-row-height="false"/>
    </style:style>
    <style:style style:name="ro2" style:family="table-row">
      <style:table-row-properties style:row-height="16.4mm" fo:break-before="auto" style:use-optimal-row-height="false"/>
    </style:style>
    <style:style style:name="ro3" style:family="table-row">
      <style:table-row-properties style:row-height="10.32mm" fo:break-before="auto" style:use-optimal-row-height="false"/>
    </style:style>
    <style:style style:name="ro4" style:family="table-row">
      <style:table-row-properties style:row-height="8.47mm" fo:break-before="auto" style:use-optimal-row-height="false"/>
    </style:style>
    <style:style style:name="ro5" style:family="table-row">
      <style:table-row-properties style:row-height="18.52mm" fo:break-before="auto" style:use-optimal-row-height="false"/>
    </style:style>
    <style:style style:name="ro6" style:family="table-row">
      <style:table-row-properties style:row-height="11.91mm" fo:break-before="auto" style:use-optimal-row-height="false"/>
    </style:style>
    <style:style style:name="ro7" style:family="table-row">
      <style:table-row-properties style:row-height="6.35mm" fo:break-before="auto" style:use-optimal-row-height="false"/>
    </style:style>
    <style:style style:name="ro8" style:family="table-row">
      <style:table-row-properties style:row-height="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常规_5f_Sheet5_5f_1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华文仿宋" fo:font-size="25pt" fo:font-style="normal" fo:text-shadow="none" style:text-underline-style="none" fo:font-weight="bold" style:font-name-asian="华文仿宋" style:font-size-asian="25pt" style:font-style-asian="normal" style:font-weight-asian="bold" style:font-size-complex="25pt" style:font-style-complex="normal" style:font-weight-complex="bold"/>
    </style:style>
    <style:style style:name="ce2" style:family="table-cell" style:parent-style-name="常规_5f_Sheet5_5f_1">
      <style:table-cell-properties style:glyph-orientation-vertical="0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常规_5f_Sheet5_5f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华文新魏" fo:font-size="12pt" fo:font-style="normal" fo:text-shadow="none" style:text-underline-style="none" fo:font-weight="bold" style:font-name-asian="华文新魏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常规_5f_Sheet5_5f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华文新魏" fo:font-size="12pt" fo:font-style="normal" fo:text-shadow="none" style:text-underline-style="none" fo:font-weight="bold" style:font-name-asian="华文新魏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常规_5f_Sheet5_5f_1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华文新魏" fo:font-size="12pt" fo:font-style="normal" fo:text-shadow="none" style:text-underline-style="none" fo:font-weight="normal" style:font-name-asian="华文新魏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常规_5f_Sheet5_5f_1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华文新魏" fo:font-size="12pt" fo:font-style="normal" fo:text-shadow="none" style:text-underline-style="none" fo:font-weight="bold" style:font-name-asian="华文新魏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常规_5f_Sheet5_5f_1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华文新魏" fo:font-size="12pt" fo:font-style="normal" fo:text-shadow="none" style:text-underline-style="none" fo:font-weight="bold" style:font-name-asian="华文新魏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常规_5f_Sheet5_5f_1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华文新魏" fo:font-size="12pt" fo:font-style="normal" fo:text-shadow="none" style:text-underline-style="none" fo:font-weight="bold" style:font-name-asian="华文新魏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0.99pt solid #000000"/>
      <style:text-properties fo:color="#000000" style:text-outline="false" style:text-line-through-style="none" style:text-line-through-type="none" style:font-name="Arial1" fo:font-size="12pt" fo:language="fr" fo:country="FR" fo:font-style="normal" fo:text-shadow="none" style:text-underline-style="none" fo:font-weight="bold" style:font-name-asian="Droid Sans Fallback" style:font-size-asian="12pt" style:font-style-asian="normal" style:font-weight-asian="bold" style:font-name-complex="FreeSans" style:font-size-complex="12pt" style:font-style-complex="normal" style:font-weight-complex="bold"/>
    </style:style>
    <style:style style:name="ce10" style:family="table-cell" style:parent-style-name="常规_5f_PL_5f_7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常规_5f_Sheet1_5f_9_5f_Sheet1_5f_1" style:data-style-name="N0">
      <style:table-cell-properties style:glyph-orientation-vertical="0" fo:border-bottom="0.06pt solid #000000" style:cell-protect="protected" style:print-content="tru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常规_5f_Sheet5_5f_1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name-asian="Helv" style:font-size-asian="9pt" style:font-style-asian="normal" style:font-weight-asian="normal" style:font-name-complex="Noto Sans CJK SC Regular" style:font-size-complex="9pt" style:font-style-complex="normal" style:font-weight-complex="normal"/>
    </style:style>
    <style:style style:name="ce13" style:family="table-cell" style:parent-style-name="常规_5f_Sheet5_5f_1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华文新魏" fo:font-size="12pt" fo:font-style="normal" fo:text-shadow="none" style:text-underline-style="none" fo:font-weight="normal" style:font-name-asian="华文新魏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常规_5f_Sheet5_5f_1">
      <style:table-cell-properties style:glyph-orientation-vertical="0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华文新魏" fo:font-size="12pt" fo:font-style="normal" fo:text-shadow="none" style:text-underline-style="none" fo:font-weight="bold" style:font-name-asian="华文新魏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常规_5f_Sheet5_5f_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华文新魏" fo:font-size="12pt" fo:font-style="normal" fo:text-shadow="none" style:text-underline-style="none" fo:font-weight="normal" style:font-name-asian="华文新魏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常规_5f_Sheet5_5f_1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华文新魏" fo:font-size="12pt" fo:font-style="normal" fo:text-shadow="none" style:text-underline-style="none" fo:font-weight="bold" style:font-name-asian="华文新魏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常规_5f_Sheet5_5f_1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华文新魏" fo:font-size="12pt" fo:font-style="normal" fo:text-shadow="none" style:text-underline-style="none" fo:font-weight="normal" style:font-name-asian="华文新魏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常规_5f_Sheet5_5f_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9" style:family="table-cell" style:parent-style-name="常规_5f_Sheet5_5f_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华文仿宋" fo:font-size="25pt" fo:font-style="normal" fo:text-shadow="none" style:text-underline-style="none" fo:font-weight="bold" style:font-name-asian="华文仿宋" style:font-size-asian="25pt" style:font-style-asian="normal" style:font-weight-asian="bold" style:font-size-complex="25pt" style:font-style-complex="normal" style:font-weight-complex="bold"/>
    </style:style>
    <style:style style:name="ce20" style:family="table-cell" style:parent-style-name="常规_5f_Sheet5_5f_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67" style:family="table-cell" style:parent-style-name="常规_5f_Sheet5_5f_1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华文新魏" fo:font-size="12pt" fo:font-style="normal" fo:text-shadow="none" style:text-underline-style="none" fo:font-weight="bold" style:font-name-asian="华文新魏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常规_5f_Sheet5_5f_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华文新魏" fo:font-size="12pt" fo:font-style="normal" fo:text-shadow="none" style:text-underline-style="none" fo:font-weight="bold" style:font-name-asian="华文新魏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常规_5f_Sheet5_5f_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华文新魏" fo:font-size="12pt" fo:font-style="normal" fo:text-shadow="none" style:text-underline-style="none" fo:font-weight="bold" style:font-name-asian="华文新魏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9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常规_5f_PL_5f_7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常规_5f_Sheet5_5f_1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华文新魏" fo:font-size="12pt" fo:font-style="normal" fo:text-shadow="none" style:text-underline-style="none" fo:font-weight="normal" style:font-name-asian="华文新魏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常规_5f_Sheet5_5f_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华文新魏" fo:font-size="12pt" fo:font-style="normal" fo:text-shadow="none" style:text-underline-style="none" fo:font-weight="bold" style:font-name-asian="华文新魏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常规_5f_Sheet5_5f_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华文新魏" fo:font-size="12pt" fo:font-style="normal" fo:text-shadow="none" style:text-underline-style="none" fo:font-weight="bold" style:font-name-asian="华文新魏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5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5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常规_5f_PL_5f_7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常规_5f_Sheet5_5f_1" style:data-style-name="N152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常规_5f_Sheet5_5f_1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华文新魏" fo:font-size="12pt" fo:font-style="normal" fo:text-shadow="none" style:text-underline-style="none" fo:font-weight="normal" style:font-name-asian="华文新魏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常规_5f_Sheet5_5f_1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华文新魏" fo:font-size="12pt" fo:font-style="normal" fo:text-shadow="none" style:text-underline-style="none" fo:font-weight="normal" style:font-name-asian="华文新魏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常规_5f_Sheet5_5f_1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name-asian="Noto Sans CJK SC Regular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4" style:family="table-cell" style:parent-style-name="常规_5f_Sheet5_5f_1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华文新魏" fo:font-size="12pt" fo:font-style="normal" fo:text-shadow="none" style:text-underline-style="none" fo:font-weight="normal" style:font-name-asian="华文新魏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常规_5f_Sheet5_5f_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华文新魏" fo:font-size="12pt" fo:font-style="normal" fo:text-shadow="none" style:text-underline-style="none" fo:font-weight="bold" style:font-name-asian="华文新魏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5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15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5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常规_5f_Sheet5_5f_1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华文新魏" fo:font-size="12pt" fo:font-style="normal" fo:text-shadow="none" style:text-underline-style="none" fo:font-weight="normal" style:font-name-asian="华文新魏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常规_5f_Sheet5_5f_1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华文新魏" fo:font-size="12pt" fo:font-style="normal" fo:text-shadow="none" style:text-underline-style="none" fo:font-weight="bold" style:font-name-asian="华文新魏" style:font-size-asian="12pt" style:font-style-asian="normal" style:font-weight-asian="bold" style:font-name-complex="Noto Sans CJK SC Regular" style:font-size-complex="12pt" style:font-style-complex="normal" style:font-weight-complex="bold"/>
    </style:style>
    <style:style style:name="ce46" style:family="table-cell" style:parent-style-name="常规_5f_Sheet5_5f_1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华文新魏" fo:font-size="12pt" fo:font-style="normal" fo:text-shadow="none" style:text-underline-style="none" fo:font-weight="normal" style:font-name-asian="华文新魏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常规_5f_Sheet5_5f_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华文新魏" fo:font-size="12pt" fo:font-style="normal" fo:text-shadow="none" style:text-underline-style="none" fo:font-weight="bold" style:font-name-asian="华文新魏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61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61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61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常规_5f_Sheet5_5f_1" style:data-style-name="N153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46.87mm" fo:min-width="61.32mm" fo:padding-top="1.3mm" fo:padding-bottom="1.3mm" fo:padding-left="2.5mm" fo:padding-right="2.5mm" fo:wrap-option="wrap" draw:shadow="hidden" draw:shadow-offset-x="1mm" draw:shadow-offset-y="1mm" draw:shadow-color="#000000" draw:caption-escape-direction="auto"/>
    </style:style>
    <style:style style:name="gr2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46.87mm" fo:min-width="30.81mm" fo:padding-top="1.3mm" fo:padding-bottom="1.3mm" fo:padding-left="2.5mm" fo:padding-right="2.5mm" fo:wrap-option="wrap" draw:shadow="hidden" draw:shadow-offset-x="1mm" draw:shadow-offset-y="1mm" draw:shadow-color="#000000" draw:caption-escape-direction="auto"/>
    </style:style>
    <style:style style:name="gr3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45.56mm" fo:min-width="61.32mm" fo:padding-top="1.3mm" fo:padding-bottom="1.3mm" fo:padding-left="2.5mm" fo:padding-right="2.5mm" fo:wrap-option="wrap" draw:shadow="hidden" draw:shadow-offset-x="1mm" draw:shadow-offset-y="1mm" draw:shadow-color="#000000" draw:caption-escape-direction="auto"/>
    </style:style>
    <style:style style:name="gr4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45.56mm" fo:min-width="30.81mm" fo:padding-top="1.3mm" fo:padding-bottom="1.3mm" fo:padding-left="2.5mm" fo:padding-right="2.5mm" fo:wrap-option="wrap" draw:shadow="hidden" draw:shadow-offset-x="1mm" draw:shadow-offset-y="1mm" draw:shadow-color="#000000" draw:caption-escape-direction="auto"/>
    </style:style>
    <style:style style:name="gr5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43.71mm" fo:min-width="30.81mm" fo:padding-top="1.3mm" fo:padding-bottom="1.3mm" fo:padding-left="2.5mm" fo:padding-right="2.5mm" fo:wrap-option="wrap" draw:shadow="hidden" draw:shadow-offset-x="1mm" draw:shadow-offset-y="1mm" draw:shadow-color="#000000" draw:caption-escape-direction="auto"/>
    </style:style>
    <style:style style:name="gr6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7.86mm" fo:min-width="30.81mm" fo:padding-top="1.3mm" fo:padding-bottom="1.3mm" fo:padding-left="2.5mm" fo:padding-right="2.5mm" fo:wrap-option="wrap" draw:shadow="hidden" draw:shadow-offset-x="1mm" draw:shadow-offset-y="1mm" draw:shadow-color="#000000" draw:caption-escape-direction="auto"/>
    </style:style>
    <style:style style:name="gr7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2.59mm" fo:min-width="78.92mm" fo:padding-top="1.3mm" fo:padding-bottom="1.3mm" fo:padding-left="2.5mm" fo:padding-right="2.5mm" fo:wrap-option="wrap" draw:shadow="hidden" draw:shadow-offset-x="1mm" draw:shadow-offset-y="1mm" draw:shadow-color="#000000" draw:caption-escape-direction="auto"/>
    </style:style>
    <style:style style:name="gr8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42.65mm" fo:min-width="78.92mm" fo:padding-top="1.3mm" fo:padding-bottom="1.3mm" fo:padding-left="2.5mm" fo:padding-right="2.5mm" fo:wrap-option="wrap" draw:shadow="hidden" draw:shadow-offset-x="1mm" draw:shadow-offset-y="1mm" draw:shadow-color="#000000" draw:caption-escape-direction="auto"/>
    </style:style>
    <style:style style:name="gr9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49.78mm" fo:min-width="78.92mm" fo:padding-top="1.3mm" fo:padding-bottom="1.3mm" fo:padding-left="2.5mm" fo:padding-right="2.5mm" fo:wrap-option="wrap" draw:shadow="hidden" draw:shadow-offset-x="1mm" draw:shadow-offset-y="1mm" draw:shadow-color="#000000" draw:caption-escape-direction="auto"/>
    </style:style>
    <style:style style:name="gr10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50.32mm" fo:min-width="78.92mm" fo:padding-top="1.3mm" fo:padding-bottom="1.3mm" fo:padding-left="2.5mm" fo:padding-right="2.5mm" fo:wrap-option="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宋体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华文新魏" fo:font-size="12pt" fo:font-weight="bold" style:text-underline-style="none" style:text-underline-color="font-color" style:text-line-through-type="none" fo:font-style="normal" style:text-outline="false" fo:text-shadow="none" style:text-position="0% 100%" style:font-name-asian="华文新魏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PO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number-columns-repeated="251" table:default-cell-style-name="ce18"/>
        <table:table-column table:style-name="co6" table:number-columns-repeated="76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<text:s/>${company.name}</text:p>
          </table:table-cell>
          <table:covered-table-cell table:number-columns-repeated="4" table:style-name="ce19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5" table:number-rows-spanned="1">
            <text:p>Purchase <text:s/>Order</text:p>
          </table:table-cell>
          <table:covered-table-cell table:number-columns-repeated="4" table:style-name="ce20"/>
          <table:table-cell table:number-columns-repeated="1019"/>
        </table:table-row>
        <table:table-row table:style-name="ro3">
          <table:table-cell table:style-name="ce3" office:value-type="string" calcext:value-type="string">
            <text:p>Sellers:</text:p>
          </table:table-cell>
          <table:table-cell table:style-name="ce67" office:value-type="string" calcext:value-type="string" table:number-columns-spanned="2" table:number-rows-spanned="1">
            <office:annotation draw:style-name="gr1" draw:text-style-name="P2" svg:width="66.32mm" svg:height="49.47mm" svg:x="88.88mm" svg:y="19.33mm" draw:caption-point-x="29.27mm" draw:caption-point-y="8.81mm">
              <dc:date>2017-05-27T00:00:00</dc:date>
              <text:p text:style-name="P1"><text:span text:style-name="T1">ouyang:</text:span></text:p>
              <text:p text:style-name="P1"><text:span text:style-name="T1">钰工：</text:span><text:span text:style-name="T1">Shanghai Tec-spiral Enterprises Co.,Ltd.</text:span></text:p>
              <text:p text:style-name="P1"><text:span text:style-name="T1">锐晟国际：</text:span><text:span text:style-name="T1">Tec-Spiral Industrial International Co.,Ltd.</text:span></text:p>
            </office:annotation>
            <text:p>${data.so.warehouse_id.partner_id.name}</text:p>
          </table:table-cell>
          <table:covered-table-cell table:style-name="ce67"/>
          <table:table-cell table:style-name="ce39" office:value-type="string" calcext:value-type="string">
            <text:p>Order No.：</text:p>
          </table:table-cell>
          <table:table-cell table:style-name="ce45" office:value-type="string" calcext:value-type="string">
            <office:annotation draw:style-name="gr2" draw:text-style-name="P2" svg:width="35.81mm" svg:height="49.47mm" svg:x="214.99mm" svg:y="19.33mm" draw:caption-point-x="-4.29mm" draw:caption-point-y="8.81mm">
              <dc:date>2017-05-27T00:00:00</dc:date>
              <text:p text:style-name="P1"><text:span text:style-name="T1">ouyang:</text:span></text:p>
              <text:p text:style-name="P1"><text:span text:style-name="T1">用出运发票号</text:span></text:p>
              <text:p text:style-name="P1"><text:span text:style-name="T1"/></text:p>
            </office:annotation>
            <text:p>${objects.name}</text:p>
          </table:table-cell>
          <table:table-cell table:style-name="ce15" table:number-columns-repeated="1018"/>
          <table:table-cell/>
        </table:table-row>
        <table:table-row table:style-name="ro3">
          <table:table-cell table:style-name="ce4" office:value-type="string" calcext:value-type="string">
            <text:p>Address:</text:p>
          </table:table-cell>
          <table:table-cell table:style-name="ce67" office:value-type="string" calcext:value-type="string" table:number-columns-spanned="2" table:number-rows-spanned="1">
            <office:annotation draw:style-name="gr3" draw:text-style-name="P2" svg:width="66.32mm" svg:height="48.16mm" svg:x="88.88mm" svg:y="32.8mm" draw:caption-point-x="29.27mm" draw:caption-point-y="5.66mm">
              <dc:date>2017-05-27T00:00:00</dc:date>
              <text:p text:style-name="P1"><text:span text:style-name="T1">ouyang:</text:span></text:p>
              <text:p text:style-name="P1"><text:span text:style-name="T1">钰工机电：</text:span><text:span text:style-name="T1">No.288 XinTeng Rd.,XinQiao Town,SongJiang District,ShangHai</text:span></text:p>
              <text:p text:style-name="P1"><text:span text:style-name="T1"/></text:p>
              <text:p text:style-name="P1"><text:span text:style-name="T1">锐晟国际：</text:span><text:span text:style-name="T1">Room 2198,Building 3,No.1128 Jin Du Rd.MinHang District,ShangHai</text:span></text:p>
            </office:annotation>
            <text:p>${data.so.warehouse_id.partner_id.street},${data.so.warehouse_id.partner_id.street2},${data.so.warehouse_id.partner_id.city},${data.so.warehouse_id.partner_id.state_id.name},${data.so.warehouse_id.partner_id.country_id.name}</text:p>
          </table:table-cell>
          <table:covered-table-cell table:style-name="ce67"/>
          <table:table-cell table:style-name="ce39" office:value-type="string" calcext:value-type="string">
            <text:p>DATE:</text:p>
          </table:table-cell>
          <table:table-cell table:style-name="ce67" office:value-type="string" calcext:value-type="string">
            <office:annotation draw:style-name="gr4" draw:text-style-name="P2" svg:width="35.81mm" svg:height="48.16mm" svg:x="214.99mm" svg:y="32.8mm" draw:caption-point-x="-4.29mm" draw:caption-point-y="5.66mm">
              <dc:date>2017-05-27T00:00:00</dc:date>
              <text:p text:style-name="P1"><text:span text:style-name="T1">ouyang:</text:span></text:p>
              <text:p text:style-name="P1"><text:span text:style-name="T1">按照出口日期减</text:span><text:span text:style-name="T1">60</text:span><text:span text:style-name="T1">天填写</text:span></text:p>
              <text:p text:style-name="P1"><text:span text:style-name="T1">如出口日期为</text:span><text:span text:style-name="T1">2013-6-30</text:span><text:span text:style-name="T1">，此日期写</text:span><text:span text:style-name="T1">2013-5-1</text:span></text:p>
            </office:annotation>
            <text:p>${data.date}</text:p>
          </table:table-cell>
          <table:table-cell table:style-name="ce15" table:number-columns-repeated="1018"/>
          <table:table-cell/>
        </table:table-row>
        <table:table-row table:style-name="ro4">
          <table:table-cell table:style-name="ce5" table:number-columns-repeated="3"/>
          <table:table-cell table:style-name="ce75" office:value-type="string" calcext:value-type="string">
            <text:p>Contact Person:</text:p>
          </table:table-cell>
          <table:table-cell table:style-name="ce46" office:value-type="string" calcext:value-type="string">
            <office:annotation draw:style-name="gr5" draw:text-style-name="P2" svg:width="35.81mm" svg:height="46.31mm" svg:x="214.99mm" svg:y="43.12mm" draw:caption-point-x="-4.29mm" draw:caption-point-y="5.66mm">
              <dc:date>2017-05-27T00:00:00</dc:date>
              <text:p text:style-name="P1"><text:span text:style-name="T1">ouyang:</text:span></text:p>
              <text:p text:style-name="P1"><text:span text:style-name="T1">填写业务员英文名</text:span></text:p>
              <text:p text:style-name="P1"><text:span text:style-name="T1"/></text:p>
            </office:annotation>
            <text:p>${data.so.user_id.name}</text:p>
          </table:table-cell>
          <table:table-cell table:style-name="ce15" table:number-columns-repeated="1018"/>
          <table:table-cell/>
        </table:table-row>
        <table:table-row table:style-name="ro5">
          <table:table-cell table:style-name="ce36" office:value-type="string" calcext:value-type="string" table:number-columns-spanned="5" table:number-rows-spanned="1">
            <text:p><text:s text:c="13"/>This contract is made by and between the Buyers and the Sellers; whereby the Buyers agree to buy and the Sellers agree to sell the under-mentioned goods subject to the terms and conditions as stipulated hereinafter:</text:p>
          </table:table-cell>
          <table:covered-table-cell table:number-columns-repeated="4" table:style-name="ce22"/>
          <table:table-cell table:style-name="ce15" table:number-columns-repeated="1018"/>
          <table:table-cell/>
        </table:table-row>
        <table:table-row table:style-name="ro4">
          <table:table-cell table:style-name="ce7" office:value-type="string" calcext:value-type="string">
            <text:p>Item No.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Quantity</text:p>
          </table:table-cell>
          <table:table-cell table:style-name="ce7" office:value-type="string" calcext:value-type="string">
            <text:p>Unit Price</text:p>
          </table:table-cell>
          <table:table-cell table:style-name="ce7" office:value-type="string" calcext:value-type="string">
            <office:annotation draw:style-name="gr6" draw:text-style-name="P2" svg:width="35.81mm" svg:height="40.46mm" svg:x="214.99mm" svg:y="65.9mm" draw:caption-point-x="-4.29mm" draw:caption-point-y="9.87mm">
              <dc:date>2017-05-27T00:00:00</dc:date>
              <text:p text:style-name="P1"><text:span text:style-name="T1">ouyang:</text:span></text:p>
              <text:p text:style-name="P1"><text:span text:style-name="T1">根据报关单的品名、数量、单价、金额填写</text:span></text:p>
            </office:annotation>
            <text:p>Amount</text:p>
          </table:table-cell>
          <table:table-cell table:style-name="ce15" table:number-columns-repeated="1018"/>
          <table:table-cell/>
        </table:table-row>
        <table:table-row table:style-name="ro4">
          <table:table-cell table:style-name="ce8" office:value-type="string" calcext:value-type="string" table:number-columns-spanned="5" table:number-rows-spanned="1">
            <text:p>${data.so.incoterm}</text:p>
          </table:table-cell>
          <table:covered-table-cell table:number-columns-repeated="3" table:style-name="ce23"/>
          <table:covered-table-cell table:style-name="ce47"/>
          <table:table-cell table:style-name="ce15" table:number-columns-repeated="1018"/>
          <table:table-cell/>
        </table:table-row>
        <table:table-row table:style-name="ro4">
          <table:table-cell table:style-name="ce9" office:value-type="string" calcext:value-type="string">
            <text:p><text:a xlink:href="py3o://for=%22line%20%20in%20data.product_lines%22" xlink:type="simple">for="line  in data.product_lines"</text:a></text:p>
          </table:table-cell>
          <table:table-cell table:style-name="ce24" table:number-columns-repeated="2"/>
          <table:table-cell table:style-name="ce40"/>
          <table:table-cell table:style-name="ce48"/>
          <table:table-cell table:style-name="ce15" table:number-columns-repeated="1018"/>
          <table:table-cell/>
        </table:table-row>
        <table:table-row table:style-name="ro4">
          <table:table-cell table:style-name="ce10"/>
          <table:table-cell table:style-name="ce25" office:value-type="string" calcext:value-type="string">
            <text:p>${line['hs_code'].name}</text:p>
          </table:table-cell>
          <table:table-cell table:style-name="ce31" office:value-type="string" calcext:value-type="string">
            <text:p>${line['qty']}</text:p>
          </table:table-cell>
          <table:table-cell table:style-name="ce41" office:value-type="string" calcext:value-type="string">
            <text:p>${line['unit_price']}</text:p>
          </table:table-cell>
          <table:table-cell table:style-name="ce49" office:value-type="string" calcext:value-type="string">
            <text:p>${line['total']}</text:p>
          </table:table-cell>
          <table:table-cell table:style-name="ce15" table:number-columns-repeated="1018"/>
          <table:table-cell/>
        </table:table-row>
        <table:table-row table:style-name="ro4">
          <table:table-cell table:style-name="ce11" office:value-type="string" calcext:value-type="string">
            <text:p><text:a xlink:href="py3o:///for" xlink:type="simple">/for</text:a></text:p>
          </table:table-cell>
          <table:table-cell table:style-name="ce26"/>
          <table:table-cell table:style-name="ce32"/>
          <table:table-cell table:style-name="ce42"/>
          <table:table-cell table:style-name="ce50"/>
          <table:table-cell table:style-name="ce15" table:number-columns-repeated="1018"/>
          <table:table-cell/>
        </table:table-row>
        <table:table-row table:style-name="ro4" table:number-rows-repeated="2">
          <table:table-cell table:style-name="ce12"/>
          <table:table-cell table:style-name="ce27"/>
          <table:table-cell table:style-name="ce33"/>
          <table:table-cell table:style-name="ce43"/>
          <table:table-cell table:style-name="ce51"/>
          <table:table-cell table:style-name="ce15" table:number-columns-repeated="1018"/>
          <table:table-cell/>
        </table:table-row>
        <table:table-row table:style-name="ro4">
          <table:table-cell table:style-name="ce13"/>
          <table:table-cell table:style-name="ce28" office:value-type="string" calcext:value-type="string">
            <text:p>TOTAL:</text:p>
          </table:table-cell>
          <table:table-cell table:style-name="ce34" office:value-type="string" calcext:value-type="string">
            <text:p>${data.sum_qty}</text:p>
          </table:table-cell>
          <table:table-cell table:style-name="ce44"/>
          <table:table-cell table:style-name="ce52" office:value-type="string" calcext:value-type="string">
            <text:p>${data.sum_amount}</text:p>
          </table:table-cell>
          <table:table-cell table:style-name="ce15" table:number-columns-repeated="1018"/>
          <table:table-cell/>
        </table:table-row>
        <table:table-row table:style-name="ro4">
          <table:table-cell table:style-name="ce36" office:value-type="string" calcext:value-type="string" table:number-columns-spanned="5" table:number-rows-spanned="1">
            <text:p>1. With 5 % more or less both in amount and quantity allowed at the Sellers' option<text:span text:style-name="T2">.</text:span></text:p>
          </table:table-cell>
          <table:covered-table-cell table:number-columns-repeated="4" table:style-name="ce22"/>
          <table:table-cell table:style-name="ce15" table:number-columns-repeated="1018"/>
          <table:table-cell/>
        </table:table-row>
        <table:table-row table:style-name="ro4">
          <table:table-cell table:style-name="ce36" office:value-type="string" calcext:value-type="string" table:number-columns-spanned="2" table:number-rows-spanned="1">
            <text:p>2.Packing:</text:p>
          </table:table-cell>
          <table:covered-table-cell table:style-name="ce22"/>
          <table:table-cell table:style-name="ce81" office:value-type="string" calcext:value-type="string" table:number-columns-spanned="3" table:number-rows-spanned="1">
            <office:annotation draw:style-name="gr7" draw:text-style-name="P2" svg:width="83.92mm" svg:height="35.19mm" svg:x="126.08mm" svg:y="147.38mm" draw:caption-point-x="84.62mm" draw:caption-point-y="4.59mm">
              <dc:date>2017-05-27T00:00:00</dc:date>
              <text:p text:style-name="P1"><text:span text:style-name="T1">ouyang:</text:span></text:p>
              <text:p text:style-name="P1"><text:span text:style-name="T1">不需修改</text:span></text:p>
            </office:annotation>
            <text:p>AT BUYER'S OPTION.</text:p>
          </table:table-cell>
          <table:covered-table-cell table:number-columns-repeated="2" table:style-name="ce81"/>
          <table:table-cell table:style-name="ce15" table:number-columns-repeated="1018"/>
          <table:table-cell/>
        </table:table-row>
        <table:table-row table:style-name="ro4">
          <table:table-cell table:style-name="ce36" office:value-type="string" calcext:value-type="string" table:number-columns-spanned="2" table:number-rows-spanned="1">
            <text:p>3.Time of shipment:</text:p>
          </table:table-cell>
          <table:covered-table-cell table:style-name="ce22"/>
          <table:table-cell table:style-name="ce81" table:number-columns-spanned="3" table:number-rows-spanned="1">
            <office:annotation draw:style-name="gr8" draw:text-style-name="P2" svg:width="83.92mm" svg:height="45.25mm" svg:x="126.08mm" svg:y="155.83mm" draw:caption-point-x="84.62mm" draw:caption-point-y="4.6mm">
              <dc:date>2017-05-27T00:00:00</dc:date>
              <text:p text:style-name="P1"><text:span text:style-name="T1">ouyang:</text:span></text:p>
              <text:p text:style-name="P1"><text:span text:style-name="T1">分三种</text:span><text:span text:style-name="T1">:</text:span><text:span text:style-name="T1">月初、月中、月末</text:span></text:p>
              <text:p text:style-name="P1"><text:span text:style-name="T1">根据出口日期填写</text:span></text:p>
              <text:p text:style-name="P1"><text:span text:style-name="T1">如</text:span><text:span text:style-name="T1">2013-5-30(AT THE END OF MAY 2013)</text:span></text:p>
            </office:annotation>
          </table:table-cell>
          <table:covered-table-cell table:number-columns-repeated="2" table:style-name="ce81"/>
          <table:table-cell table:style-name="ce15" table:number-columns-repeated="1018"/>
          <table:table-cell/>
        </table:table-row>
        <table:table-row table:style-name="ro4">
          <table:table-cell table:style-name="ce36" office:value-type="string" calcext:value-type="string" table:number-columns-spanned="2" table:number-rows-spanned="1">
            <text:p>4.Loading port &amp; Destination: </text:p>
          </table:table-cell>
          <table:covered-table-cell table:style-name="ce22"/>
          <table:table-cell table:style-name="ce82" table:number-columns-spanned="3" table:number-rows-spanned="1"/>
          <table:covered-table-cell table:number-columns-repeated="2" table:style-name="ce82"/>
          <table:table-cell table:style-name="ce15" table:number-columns-repeated="1018"/>
          <table:table-cell/>
        </table:table-row>
        <table:table-row table:style-name="ro4">
          <table:table-cell table:style-name="ce36" office:value-type="string" calcext:value-type="string" table:number-columns-spanned="2" table:number-rows-spanned="1">
            <text:p>5.Terms of Payment：</text:p>
          </table:table-cell>
          <table:covered-table-cell table:style-name="ce22"/>
          <table:table-cell table:style-name="ce37" office:value-type="string" calcext:value-type="string" table:number-columns-spanned="3" table:number-rows-spanned="1">
            <office:annotation draw:style-name="gr9" draw:text-style-name="P2" svg:width="83.92mm" svg:height="52.38mm" svg:x="126.08mm" svg:y="172.78mm" draw:caption-point-x="84.62mm" draw:caption-point-y="4.59mm">
              <dc:date>2017-05-27T00:00:00</dc:date>
              <text:p text:style-name="P1"><text:span text:style-name="T1">ouyang:</text:span></text:p>
              <text:p text:style-name="P1"><text:span text:style-name="T1">不需修改</text:span></text:p>
            </office:annotation>
            <text:p>${data.so.payment_term_id.note}</text:p>
          </table:table-cell>
          <table:covered-table-cell table:number-columns-repeated="2" table:style-name="ce84"/>
          <table:table-cell table:style-name="ce15" table:number-columns-repeated="1018"/>
          <table:table-cell/>
        </table:table-row>
        <table:table-row table:style-name="ro6">
          <table:table-cell table:style-name="ce36" office:value-type="string" calcext:value-type="string" table:number-columns-spanned="2" table:number-rows-spanned="1">
            <text:p>6.Shipping Marks:</text:p>
          </table:table-cell>
          <table:covered-table-cell table:style-name="ce22"/>
          <table:table-cell table:style-name="ce84" table:number-columns-spanned="3" table:number-rows-spanned="1">
            <office:annotation draw:style-name="gr10" draw:text-style-name="P2" svg:width="83.92mm" svg:height="52.92mm" svg:x="126.08mm" svg:y="181.23mm" draw:caption-point-x="84.62mm" draw:caption-point-y="4.6mm">
              <dc:date>2017-05-27T00:00:00</dc:date>
              <text:p text:style-name="P1"><text:span text:style-name="T1">ouyang:</text:span></text:p>
              <text:p text:style-name="P1"><text:span text:style-name="T1">根据提单上填写</text:span></text:p>
            </office:annotation>
          </table:table-cell>
          <table:covered-table-cell table:number-columns-repeated="2" table:style-name="ce84"/>
          <table:table-cell table:style-name="ce15" table:number-columns-repeated="1018"/>
          <table:table-cell/>
        </table:table-row>
        <table:table-row table:style-name="ro4">
          <table:table-cell table:style-name="ce14" office:value-type="string" calcext:value-type="string" table:number-columns-spanned="2" table:number-rows-spanned="1">
            <text:p>7.Other Items：</text:p>
          </table:table-cell>
          <table:covered-table-cell table:style-name="ce75"/>
          <table:table-cell table:style-name="ce84" table:number-columns-spanned="3" table:number-rows-spanned="1"/>
          <table:covered-table-cell table:number-columns-repeated="2" table:style-name="ce84"/>
          <table:table-cell table:style-name="ce15" table:number-columns-repeated="1018"/>
          <table:table-cell/>
        </table:table-row>
        <table:table-row table:style-name="ro3">
          <table:table-cell table:style-name="ce15" table:number-columns-repeated="1023"/>
          <table:table-cell/>
        </table:table-row>
        <table:table-row table:style-name="ro4">
          <table:table-cell table:style-name="ce16" office:value-type="string" calcext:value-type="string" table:number-columns-spanned="2" table:number-rows-spanned="1">
            <text:p>THE SELLERS</text:p>
          </table:table-cell>
          <table:covered-table-cell table:style-name="ce30"/>
          <table:table-cell table:style-name="ce15"/>
          <table:table-cell table:style-name="ce16" office:value-type="string" calcext:value-type="string" table:number-columns-spanned="2" table:number-rows-spanned="1">
            <text:p>THE BUYERS</text:p>
          </table:table-cell>
          <table:covered-table-cell table:style-name="ce30"/>
          <table:table-cell table:style-name="ce15" table:number-columns-repeated="1018"/>
          <table:table-cell/>
        </table:table-row>
        <table:table-row table:style-name="ro4">
          <table:table-cell table:style-name="ce63" table:number-columns-spanned="2" table:number-rows-spanned="1"/>
          <table:covered-table-cell table:style-name="ce63"/>
          <table:table-cell table:style-name="ce15"/>
          <table:table-cell table:style-name="ce63" table:number-columns-spanned="2" table:number-rows-spanned="1"/>
          <table:covered-table-cell table:style-name="ce63"/>
          <table:table-cell table:style-name="ce15" table:number-columns-repeated="1018"/>
          <table:table-cell/>
        </table:table-row>
        <table:table-row table:style-name="ro7" table:number-rows-repeated="3">
          <table:table-cell table:number-columns-repeated="1024"/>
        </table:table-row>
        <table:table-row table:style-name="ro8" table:number-rows-repeated="1048548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华文仿宋" svg:font-family="华文仿宋"/>
    <style:font-face style:name="华文新魏" svg:font-family="华文新魏"/>
    <style:font-face style:name="宋体" svg:font-family="宋体"/>
    <style:font-face style:name="Arial1" svg:font-family="Arial" style:font-family-generic="swiss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number-style style:name="N119P0" style:volatile="true">
      <number:text>¥</number:text>
      <number:number number:decimal-places="0" loext:min-decimal-places="0" number:min-integer-digits="1" number:grouping="true"/>
    </number:number-style>
    <number:number-style style:name="N119">
      <number:text>¥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text>¥</number:text>
      <number:number number:decimal-places="0" loext:min-decimal-places="0" number:min-integer-digits="1" number:grouping="true"/>
    </number:number-style>
    <number:number-style style:name="N120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2P0" style:volatile="true">
      <number:text>¥</number:text>
      <number:number number:decimal-places="2" loext:min-decimal-places="2" number:min-integer-digits="1" number:grouping="true"/>
    </number:number-style>
    <number:number-style style:name="N122">
      <number:text>¥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text>¥</number:text>
      <number:number number:decimal-places="2" loext:min-decimal-places="2" number:min-integer-digits="1" number:grouping="true"/>
    </number:number-style>
    <number:number-style style:name="N123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7P2" style:volatile="true"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">
      <number:text>@USD</number:text>
      <number:number number:decimal-places="4" loext:min-decimal-places="4" number:min-integer-digits="1"/>
    </number:number-style>
    <number:number-style style:name="N151">
      <number:text>@USD</number:text>
      <number:number number:decimal-places="3" loext:min-decimal-places="3" number:min-integer-digits="1"/>
    </number:number-style>
    <number:number-style style:name="N152">
      <number:number number:decimal-places="0" loext:min-decimal-places="0" number:min-integer-digits="1"/>
      <number:text>PCS</number:text>
    </number:number-style>
    <number:number-style style:name="N153">
      <number:text>USD</number:text>
      <number:number number:decimal-places="2" loext:min-decimal-places="2" number:min-integer-digits="1"/>
    </number:number-style>
    <number:number-style style:name="N154">
      <number:number number:decimal-places="0" loext:min-decimal-places="0" number:min-integer-digits="1"/>
      <number:text>CTNS</number:text>
    </number:number-style>
    <number:number-style style:name="N155">
      <number:number number:decimal-places="1" loext:min-decimal-places="1" number:min-integer-digits="1"/>
      <number:text>KGS</number:text>
    </number:number-style>
    <number:number-style style:name="N156">
      <number:number number:decimal-places="2" loext:min-decimal-places="2" number:min-integer-digits="1"/>
      <number:text>CBM</number:text>
    </number:number-style>
    <number:number-style style:name="N157">
      <number:number number:decimal-places="3" loext:min-decimal-places="3" number:min-integer-digits="1"/>
      <number:text>CBM</number:text>
    </number:number-style>
    <number:number-style style:name="N158">
      <number:number number:decimal-places="2" loext:min-decimal-places="2" number:min-integer-digits="1"/>
      <number:text>KGS</number:text>
    </number:number-style>
    <number:number-style style:name="N159">
      <number:number number:decimal-places="2" loext:min-decimal-places="2" number:min-integer-digits="1"/>
      <number:text> </number:text>
    </number:number-style>
    <number:number-style style:name="N161P0" style:volatile="true">
      <number:text>US$</number:text>
      <number:number number:decimal-places="2" loext:min-decimal-places="2" number:min-integer-digits="1" number:grouping="true"/>
    </number:number-style>
    <number:number-style style:name="N161">
      <number:text>-US$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2">
      <number:number number:decimal-places="4" loext:min-decimal-places="4" number:min-integer-digits="1"/>
      <number:text> </number:text>
    </number:number-style>
    <number:number-style style:name="N163">
      <number:number number:decimal-places="0" loext:min-decimal-places="0" number:min-integer-digits="1"/>
      <number:text>PLTS</number:text>
    </number:number-style>
    <number:currency-style style:name="N16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5P0"/>
    </number:currency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常规_5f_Sheet5_5f_1" style:display-name="常规_Sheet5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PL_5f_7" style:display-name="常规_PL_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name-asian="Helv" style:font-family-asian="Helv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常规_5f_Sheet1_5f_9_5f_Sheet1_5f_1" style:display-name="常规_Sheet1_9_Sheet1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00/00/00</text:date>, <text:time style:data-style-name="N2" text:time-value="18:41:03.1726747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12:35:30.667888105</meta:creation-date>
    <dc:date>2017-06-28T18:41:22.455923364</dc:date>
    <meta:editing-duration>PT2H16M9S</meta:editing-duration>
    <meta:editing-cycles>50</meta:editing-cycles>
    <meta:generator>LibreOffice/5.3.3.2$Linux_X86_64 LibreOffice_project/3d9a8b4b4e538a85e0782bd6c2d430bafe583448</meta:generator>
    <meta:document-statistic meta:table-count="1" meta:cell-count="39" meta:object-count="0"/>
  </office:meta>
</office:document-meta>
</file>